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Serif" svg:font-family="'Liberation Sans Serif'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style:text-properties style:font-name="Ubuntu Mono"/>
    </style:style>
    <style:style style:name="P3" style:family="paragraph">
      <style:text-properties style:font-name="Liberation Sans Seri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Ubuntu Mono"/>
    </style:style>
    <style:style style:name="T6" style:family="text">
      <style:text-properties style:font-name="Liberation Sans Seri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gramming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 web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ternet is a global network with interconnected computers</text:p>
              </text:list-item>
              <text:list-item>
                <text:p>There are 3 main components:</text:p>
                <text:list>
                  <text:list-item>
                    <text:p>Clients</text:p>
                  </text:list-item>
                  <text:list-item>
                    <text:p>Servers</text:p>
                  </text:list-item>
                  <text:list-item>
                    <text:p>Network infrastructure</text:p>
                    <text:p><text:s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uter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hen connected to a network, computers are provided an <text:span text:style-name="T2">IP address</text:span></text:p>
              </text:list-item>
              <text:list-item>
                <text:p><text:span text:style-name="T3">This address is “broadcasted” on the network so other computers can communicate back</text:span></text:p>
              </text:list-item>
              <text:list-item>
                <text:p><text:span text:style-name="T3">A computer can “open” a port (a number) to listen to request.</text:span></text:p>
                <text:list>
                  <text:list-item>
                    <text:p><text:span text:style-name="T3">Default port for web is port 8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P vs NameServer (NS)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P: 127.0.0.1, 148.43.8.12, etc.</text:p>
              </text:list-item>
              <text:list-item>
                <text:p>Name Server: cegepgarneau.ca, facebook.com, etc.</text:p>
                <text:p/>
              </text:list-item>
              <text:list-item>
                <text:p>A name is easier to remember than numb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eb / HTTP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4">Computers know they can communicate but they don’t </text:span><text:span text:style-name="T4">know how.</text:span></text:p>
              </text:list-item>
              <text:list-item>
                <text:p><text:span text:style-name="T4">HTTP (Hypertext Transfer Protocol) is a way to </text:span><text:span text:style-name="T4">communicate. A set of rules</text:span></text:p>
                <text:list>
                  <text:list-item>
                    <text:p><text:span text:style-name="T4">Request methods</text:span></text:p>
                  </text:list-item>
                  <text:list-item>
                    <text:p><text:span text:style-name="T4">Status</text:span></text:p>
                  </text:list-item>
                  <text:list-item>
                    <text:p><text:span text:style-name="T4">Headers</text:span></text:p>
                  </text:list-item>
                  <text:list-item>
                    <text:p><text:span text:style-name="T4">Cookies</text:span></text:p>
                  </text:list-item>
                  <text:list-item>
                    <text:p><text:span text:style-name="T4">Versio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ests</text:p>
          </draw:text-box>
        </draw:frame>
        <draw:frame presentation:style-name="pr4" draw:text-style-name="P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2"><text:span text:style-name="T2">GET</text:span> <text:line-break/>Idempotent, don’t change anything. Retrieve data.</text:p>
              </text:list-item>
              <text:list-item>
                <text:p text:style-name="P2"><text:span text:style-name="T2">POST</text:span><text:line-break/>Create a new resource, send a password. Send data.</text:p>
              </text:list-item>
              <text:list-item>
                <text:p text:style-name="P2"><text:span text:style-name="T2">PUT</text:span><text:line-break/>Modify an existing resource. Update data.</text:p>
              </text:list-item>
              <text:list-item>
                <text:p text:style-name="P2"><text:span text:style-name="T2">DELETE</text:span><text:line-break/>Suppress a resource. Delete dat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ick Security Introduc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5">Main Topics</text:span></text:p>
                <text:list>
                  <text:list-item>
                    <text:p><text:span text:style-name="T5">Confidentiality: </text:span><text:span text:style-name="T5"><text:line-break/></text:span><text:span text:style-name="T5">authorization, trading secrets, encryption.</text:span></text:p>
                  </text:list-item>
                  <text:list-item>
                    <text:p><text:span text:style-name="T5">Integrity: Tampering, trustworthy, accuracy</text:span></text:p>
                  </text:list-item>
                  <text:list-item>
                    <text:p><text:span text:style-name="T5">Availability: Data availability</text:span></text:p>
                  </text:list-item>
                  <text:list-item>
                    <text:p><text:span text:style-name="T5">Attacks: Social engineering, malware/virus, DdoS</text:span></text:p>
                  </text:list-item>
                  <text:list-item>
                    <text:p><text:span text:style-name="T5">Risk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xercic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a xlink:href="http://vps140162.vps.ovh.ca/" xlink:type="simple">http://vps140162.vps.ovh.ca</text:a></text:p>
              </text:list-item>
              <text:list-item>
                <text:p>Capture the flag – 5% bonu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ercice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6">Create a function that takes a question, a response and a number of seconds</text:span></text:p>
              </text:list-item>
              <text:list-item>
                <text:p><text:span text:style-name="T6">Do a while loop, if the response is valid, the user wins</text:span></text:p>
              </text:list-item>
              <text:list-item>
                <text:p><text:span text:style-name="T6">The user can try as long as the time stays within the number of seconds</text:span></text:p>
              </text:list-item>
              <text:list-item>
                <text:p><text:span text:style-name="T6">If there is the time is up, raise an exception named “ItWasTooLongException”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 Serif" svg:font-family="'Liberation Sans Serif'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9:55:51.571459135</meta:creation-date>
    <meta:editing-duration>P3DT11H5M18S</meta:editing-duration>
    <meta:editing-cycles>55</meta:editing-cycles>
    <meta:generator>LibreOffice/6.0.7.3$Linux_X86_64 LibreOffice_project/00m0$Build-3</meta:generator>
    <dc:title>Bright Blue</dc:title>
    <dc:date>2023-05-01T21:30:58.387220089</dc:date>
    <meta:document-statistic meta:object-count="58"/>
  </office:meta>
</office:document-meta>
</file>